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Cumberland AMT1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Lohit Hindi1" svg:font-family="'Lohit Hindi'" style:font-pitch="variable"/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variable"/>
    <style:font-face style:name="DejaVu Sans1" svg:font-family="'DejaVu Sans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-dash="Fine_20_Dashed" svg:stroke-width="0.14cm" svg:stroke-color="#23ff23" draw:marker-start="Arrow" draw:marker-start-width="0.41cm" draw:marker-end-width="0.41cm" draw:fill="solid" draw:fill-color="#ffffff" draw:textarea-horizontal-align="justify" draw:textarea-vertical-align="middle" draw:auto-grow-height="false" fo:padding-top="0.195cm" fo:padding-bottom="0.195cm" fo:padding-left="0.32cm" fo:padding-right="0.32cm"/>
    </style:style>
    <style:style style:name="gr2" style:family="graphic" style:parent-style-name="standard">
      <style:graphic-properties draw:stroke="dash" draw:stroke-dash="Fine_20_Dashed" svg:stroke-width="0.05cm" svg:stroke-color="#83caff" draw:marker-start-width="0.275cm" draw:marker-end-width="0.275cm" draw:fill="none" draw:fill-color="#ffffff" fo:min-height="7cm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Fine_20_Dashed" svg:stroke-width="0.05cm" svg:stroke-color="#33cc66" draw:marker-start-width="0.275cm" draw:marker-end-width="0.275cm" draw:fill="none" draw:fill-color="#ffffff" fo:min-height="5.4cm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Fine_20_Dashed" svg:stroke-width="0.05cm" svg:stroke-color="#008000" draw:marker-start-width="0.275cm" draw:marker-end-width="0.275cm" draw:fill="none" draw:fill-color="#ffffff" draw:textarea-horizontal-align="left" draw:auto-grow-height="true" draw:auto-grow-width="true" fo:min-height="1.6cm" fo:min-width="8.388cm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Fine_20_Dashed" svg:stroke-width="0.05cm" svg:stroke-color="#0099ff" draw:marker-start-width="0.275cm" draw:marker-end-width="0.275cm" draw:fill="none" draw:fill-color="#ffffff" draw:textarea-horizontal-align="left" draw:auto-grow-height="true" draw:auto-grow-width="false" fo:min-height="5.1cm" fo:min-width="0cm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Fine_20_Dashed" svg:stroke-width="0.05cm" svg:stroke-color="#0000ff" draw:marker-start-width="0.275cm" draw:marker-end-width="0.275cm" draw:fill="none" draw:fill-color="#ffffff" fo:min-height="3.4cm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Fine_20_Dashed" svg:stroke-width="0.05cm" svg:stroke-color="#993366" draw:marker-start-width="0.275cm" draw:marker-end-width="0.275cm" draw:fill="none" draw:fill-color="#ffffff" fo:min-height="1.6cm" fo:padding-top="0.15cm" fo:padding-bottom="0.15cm" fo:padding-left="0.275cm" fo:padding-right="0.275cm"/>
    </style:style>
    <style:style style:name="gr8" style:family="graphic" style:parent-style-name="standard">
      <style:graphic-properties draw:stroke="dash" draw:stroke-dash="Fine_20_Dashed" svg:stroke-width="0.02cm" svg:stroke-color="#ff0000" draw:marker-start-width="0.23cm" draw:marker-end-width="0.23cm" draw:fill="none" fo:min-height="4.889cm" fo:padding-top="0.135cm" fo:padding-bottom="0.135cm" fo:padding-left="0.26cm" fo:padding-right="0.26cm"/>
    </style:style>
    <style:style style:name="gr9" style:family="graphic" style:parent-style-name="standard">
      <style:graphic-properties draw:stroke="solid" draw:stroke-dash="Fine_20_Dashed" svg:stroke-width="0.03cm" svg:stroke-color="#800080" draw:marker-start="Arrow" draw:marker-start-width="0.245cm" draw:marker-end="" draw:marker-end-width="0.245cm" fo:padding-top="0.14cm" fo:padding-bottom="0.14cm" fo:padding-left="0.265cm" fo:padding-right="0.265cm"/>
    </style:style>
    <style:style style:name="gr10" style:family="graphic" style:parent-style-name="standard">
      <style:graphic-properties draw:stroke="solid" draw:stroke-dash="Fine_20_Dashed" svg:stroke-width="0.03cm" svg:stroke-color="#355e00" draw:marker-start="Arrow" draw:marker-start-width="0.245cm" draw:marker-end="" draw:marker-end-width="0.245cm" fo:padding-top="0.14cm" fo:padding-bottom="0.14cm" fo:padding-left="0.265cm" fo:padding-right="0.265cm"/>
    </style:style>
    <style:style style:name="gr11" style:family="graphic" style:parent-style-name="standard">
      <style:graphic-properties draw:stroke="solid" draw:stroke-dash="Fine_20_Dashed" svg:stroke-width="0.03cm" svg:stroke-color="#000080" draw:marker-start="Arrow" draw:marker-start-width="0.245cm" draw:marker-end="" draw:marker-end-width="0.245cm" fo:padding-top="0.14cm" fo:padding-bottom="0.14cm" fo:padding-left="0.265cm" fo:padding-right="0.265cm"/>
    </style:style>
    <style:style style:name="gr12" style:family="graphic" style:parent-style-name="standard">
      <style:graphic-properties draw:stroke="solid" draw:stroke-dash="Fine_20_Dashed" svg:stroke-width="0.03cm" svg:stroke-color="#0047ff" draw:marker-start="Arrow" draw:marker-start-width="0.245cm" draw:marker-end="" draw:marker-end-width="0.245cm" fo:padding-top="0.14cm" fo:padding-bottom="0.14cm" fo:padding-left="0.265cm" fo:padding-right="0.265cm"/>
    </style:style>
    <style:style style:name="gr13" style:family="graphic" style:parent-style-name="standard">
      <style:graphic-properties draw:stroke="dash" draw:stroke-dash="Fine_20_Dashed" svg:stroke-width="0.05cm" svg:stroke-color="#2c001e" draw:marker-start-width="0.275cm" draw:marker-end-width="0.275cm" draw:fill="none" fo:min-height="7.953cm" fo:padding-top="0.15cm" fo:padding-bottom="0.15cm" fo:padding-left="0.275cm" fo:padding-right="0.275cm"/>
    </style:style>
    <style:style style:name="gr14" style:family="graphic" style:parent-style-name="standard">
      <style:graphic-properties draw:stroke="solid" draw:stroke-dash="Fine_20_Dashed" svg:stroke-width="0.03cm" svg:stroke-color="#2c001e" draw:marker-start="Arrow" draw:marker-start-width="0.245cm" draw:marker-end="" draw:marker-end-width="0.245cm" fo:padding-top="0.14cm" fo:padding-bottom="0.14cm" fo:padding-left="0.265cm" fo:padding-right="0.265cm"/>
    </style:style>
    <style:style style:name="gr15" style:family="graphic" style:parent-style-name="standard">
      <style:graphic-properties draw:stroke="solid" svg:stroke-width="0.03cm" svg:stroke-color="#804c19" draw:marker-start-width="0.245cm" draw:marker-end-width="0.245cm" draw:fill="none" fo:min-height="8.42cm" fo:padding-top="0.14cm" fo:padding-bottom="0.14cm" fo:padding-left="0.265cm" fo:padding-right="0.265cm"/>
    </style:style>
    <style:style style:name="gr16" style:family="graphic" style:parent-style-name="standard">
      <style:graphic-properties draw:stroke="solid" draw:stroke-dash="Fine_20_Dashed" svg:stroke-width="0.03cm" svg:stroke-color="#ff0000" draw:marker-start="Arrow" draw:marker-start-width="0.245cm" draw:marker-end="" draw:marker-end-width="0.245cm" fo:padding-top="0.14cm" fo:padding-bottom="0.14cm" fo:padding-left="0.265cm" fo:padding-right="0.265cm"/>
    </style:style>
    <style:style style:name="gr17" style:family="graphic" style:parent-style-name="standard">
      <style:graphic-properties draw:stroke="solid" draw:stroke-dash="Fine_20_Dashed" svg:stroke-width="0.03cm" svg:stroke-color="#800000" draw:marker-start="Arrow" draw:marker-start-width="0.245cm" draw:marker-end="" draw:marker-end-width="0.245cm" fo:padding-top="0.14cm" fo:padding-bottom="0.14cm" fo:padding-left="0.265cm" fo:padding-right="0.265cm"/>
    </style:style>
    <style:style style:name="gr18" style:family="graphic" style:parent-style-name="standard">
      <style:graphic-properties draw:stroke="solid" draw:stroke-dash="Fine_20_Dashed" svg:stroke-width="0.03cm" svg:stroke-color="#2300dc" draw:marker-start="Arrow" draw:marker-start-width="0.245cm" draw:marker-end="" draw:marker-end-width="0.245cm" fo:padding-top="0.14cm" fo:padding-bottom="0.14cm" fo:padding-left="0.265cm" fo:padding-right="0.265cm"/>
    </style:style>
    <style:style style:name="gr19" style:family="graphic" style:parent-style-name="standard">
      <style:graphic-properties draw:stroke="solid" svg:stroke-width="0.03cm" svg:stroke-color="#004a4a" draw:marker-start-width="0.245cm" draw:marker-end-width="0.245cm" draw:fill="none" fo:min-height="2.82cm" fo:padding-top="0.14cm" fo:padding-bottom="0.14cm" fo:padding-left="0.265cm" fo:padding-right="0.265cm"/>
    </style:style>
    <style:style style:name="gr20" style:family="graphic" style:parent-style-name="standard">
      <style:graphic-properties draw:stroke="solid" draw:stroke-dash="Fine_20_Dashed" svg:stroke-width="0.03cm" svg:stroke-color="#000000" draw:marker-start="Arrow" draw:marker-start-width="0.245cm" draw:marker-end="" draw:marker-end-width="0.245cm" fo:padding-top="0.14cm" fo:padding-bottom="0.14cm" fo:padding-left="0.265cm" fo:padding-right="0.265cm"/>
    </style:style>
    <style:style style:name="gr21" style:family="graphic" style:parent-style-name="standard">
      <style:graphic-properties draw:stroke="none" draw:fill="none" fo:min-height="0.75cm"/>
    </style:style>
    <style:style style:name="gr22" style:family="graphic" style:parent-style-name="standard">
      <style:graphic-properties draw:stroke="solid" draw:stroke-dash="Fine_20_Dashed" svg:stroke-width="0.03cm" svg:stroke-color="#800080" draw:marker-start="" draw:marker-start-width="0.245cm" draw:marker-end="" draw:marker-end-width="0.245cm" fo:padding-top="0.14cm" fo:padding-bottom="0.14cm" fo:padding-left="0.265cm" fo:padding-right="0.265cm"/>
    </style:style>
    <style:style style:name="gr23" style:family="graphic" style:parent-style-name="standard">
      <style:graphic-properties draw:stroke="solid" draw:stroke-dash="Fine_20_Dashed" svg:stroke-width="0.03cm" svg:stroke-color="#004a4a" draw:marker-start="Arrow" draw:marker-start-width="0.245cm" draw:marker-end="" draw:marker-end-width="0.245cm" fo:padding-top="0.14cm" fo:padding-bottom="0.14cm" fo:padding-left="0.265cm" fo:padding-right="0.265cm"/>
    </style:style>
    <style:style style:name="gr24" style:family="graphic" style:parent-style-name="standard">
      <style:graphic-properties draw:stroke="dash" draw:stroke-dash="Fine_20_Dashed" svg:stroke-width="0.04cm" svg:stroke-color="#000000" draw:marker-start-width="0.26cm" draw:marker-end-width="0.26cm" draw:fill="none" fo:min-height="1.61cm" fo:padding-top="0.145cm" fo:padding-bottom="0.145cm" fo:padding-left="0.27cm" fo:padding-right="0.27cm"/>
    </style:style>
    <style:style style:name="gr25" style:family="graphic" style:parent-style-name="standard">
      <style:graphic-properties draw:stroke="solid" draw:stroke-dash="Fine_20_Dashed" svg:stroke-width="0.03cm" svg:stroke-color="#00ae00" draw:marker-start="Arrow" draw:marker-start-width="0.245cm" draw:marker-end="" draw:marker-end-width="0.245cm" fo:padding-top="0.14cm" fo:padding-bottom="0.14cm" fo:padding-left="0.265cm" fo:padding-right="0.265cm"/>
    </style:style>
    <style:style style:name="gr26" style:family="graphic" style:parent-style-name="standard">
      <style:graphic-properties svg:stroke-width="0.05cm" svg:stroke-color="#ff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27" style:family="graphic" style:parent-style-name="standard">
      <style:graphic-properties svg:stroke-width="0.05cm" svg:stroke-color="#333333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28" style:family="graphic" style:parent-style-name="standard">
      <style:graphic-properties svg:stroke-width="0.05cm" svg:stroke-color="#0000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29" style:family="graphic" style:parent-style-name="standard">
      <style:graphic-properties svg:stroke-width="0.05cm" svg:stroke-color="#8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30" style:family="graphic" style:parent-style-name="standard">
      <style:graphic-properties svg:stroke-width="0.05cm" svg:stroke-color="#6b2394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31" style:family="graphic" style:parent-style-name="standard">
      <style:graphic-properties svg:stroke-width="0.05cm" svg:stroke-color="#00ae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32" style:family="graphic" style:parent-style-name="standard">
      <style:graphic-properties svg:stroke-width="0.05cm" svg:stroke-color="#004a4a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33" style:family="graphic" style:parent-style-name="standard">
      <style:graphic-properties svg:stroke-width="0.05cm" svg:stroke-color="#0047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34" style:family="graphic" style:parent-style-name="standard">
      <style:graphic-properties svg:stroke-width="0.05cm" svg:stroke-color="#2300dc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35" style:family="graphic" style:parent-style-name="standard">
      <style:graphic-properties svg:stroke-width="0.05cm" svg:stroke-color="#6b0094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36" style:family="graphic" style:parent-style-name="standard">
      <style:graphic-properties svg:stroke-width="0.05cm" svg:stroke-color="#355e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37" style:family="graphic" style:parent-style-name="standard">
      <style:graphic-properties svg:stroke-width="0.05cm" svg:stroke-color="#2c001e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38" style:family="graphic" style:parent-style-name="standard">
      <style:graphic-properties draw:stroke="solid" draw:stroke-dash="Fine_20_Dashed" svg:stroke-width="0.03cm" svg:stroke-color="#0099ff" draw:marker-start="Arrow" draw:marker-start-width="0.245cm" draw:marker-end="" draw:marker-end-width="0.245cm" fo:padding-top="0.14cm" fo:padding-bottom="0.14cm" fo:padding-left="0.265cm" fo:padding-right="0.265cm"/>
    </style:style>
    <style:style style:name="gr39" style:family="graphic" style:parent-style-name="standard">
      <style:graphic-properties svg:stroke-width="0.05cm" svg:stroke-color="#00b8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40" style:family="graphic" style:parent-style-name="standard">
      <style:graphic-properties svg:stroke-width="0.05cm" svg:stroke-color="#0099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41" style:family="graphic" style:parent-style-name="objectwithoutfill">
      <style:graphic-properties svg:stroke-width="0.05cm" svg:stroke-color="#280099" draw:marker-start="" draw:marker-start-width="0.275cm" draw:marker-end="Arrowhead_20_1" draw:marker-end-width="0.28cm" draw:fill="none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svg:stroke-width="0.05cm" svg:stroke-color="#4700b8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43" style:family="graphic" style:parent-style-name="standard">
      <style:graphic-properties draw:stroke="solid" svg:stroke-width="0.03cm" svg:stroke-color="#008000" draw:marker-start-width="0.245cm" draw:marker-end-width="0.245cm" draw:fill="none" fo:min-height="6.664cm" fo:padding-top="0.14cm" fo:padding-bottom="0.14cm" fo:padding-left="0.265cm" fo:padding-right="0.265cm"/>
    </style:style>
    <style:style style:name="gr44" style:family="graphic" style:parent-style-name="standard">
      <style:graphic-properties draw:stroke="dash" draw:stroke-dash="Fine_20_Dashed" svg:stroke-width="0.05cm" svg:stroke-color="#660066" draw:marker-start-width="0.275cm" draw:marker-end-width="0.275cm" draw:fill="none" fo:min-height="4.95cm" fo:padding-top="0.15cm" fo:padding-bottom="0.15cm" fo:padding-left="0.275cm" fo:padding-right="0.275cm"/>
    </style:style>
    <style:style style:name="gr45" style:family="graphic" style:parent-style-name="standard">
      <style:graphic-properties draw:stroke="dash" draw:stroke-dash="Fine_20_Dashed" svg:stroke-width="0.05cm" svg:stroke-color="#579d1c" draw:marker-start-width="0.275cm" draw:marker-end-width="0.275cm" draw:fill="none" fo:min-height="1.43cm" fo:padding-top="0.15cm" fo:padding-bottom="0.15cm" fo:padding-left="0.275cm" fo:padding-right="0.275cm"/>
    </style:style>
    <style:style style:name="gr46" style:family="graphic" style:parent-style-name="standard">
      <style:graphic-properties draw:stroke="dash" draw:stroke-dash="Fine_20_Dashed" svg:stroke-width="0.06cm" svg:stroke-color="#c5000b" draw:marker-start-width="0.29cm" draw:marker-end-width="0.29cm" draw:fill="none" fo:min-height="3.772cm" fo:padding-top="0.155cm" fo:padding-bottom="0.155cm" fo:padding-left="0.28cm" fo:padding-right="0.28cm"/>
    </style:style>
    <style:style style:name="gr47" style:family="graphic" style:parent-style-name="standard">
      <style:graphic-properties draw:stroke="dash" draw:stroke-dash="Fine_20_Dashed" svg:stroke-width="0.05cm" draw:marker-start-width="0.275cm" draw:marker-end-width="0.275cm" draw:fill="none" fo:min-height="1.45cm" fo:padding-top="0.15cm" fo:padding-bottom="0.15cm" fo:padding-left="0.275cm" fo:padding-right="0.275cm"/>
    </style:style>
    <style:style style:name="gr48" style:family="graphic" style:parent-style-name="standard">
      <style:graphic-properties draw:stroke="dash" draw:stroke-dash="Fine_20_Dashed" svg:stroke-width="0.05cm" svg:stroke-color="#9999ff" draw:marker-start-width="0.275cm" draw:marker-end-width="0.275cm" draw:fill="none" fo:min-height="3.75cm" fo:padding-top="0.15cm" fo:padding-bottom="0.15cm" fo:padding-left="0.275cm" fo:padding-right="0.275cm"/>
    </style:style>
    <style:style style:name="gr49" style:family="graphic" style:parent-style-name="standard">
      <style:graphic-properties draw:stroke="dash" draw:stroke-dash="Fine_20_Dashed" svg:stroke-width="0.05cm" svg:stroke-color="#0047ff" draw:marker-start-width="0.275cm" draw:marker-end-width="0.275cm" draw:fill="none" fo:min-height="1.844cm" fo:padding-top="0.15cm" fo:padding-bottom="0.15cm" fo:padding-left="0.275cm" fo:padding-right="0.275cm"/>
    </style:style>
    <style:style style:name="gr50" style:family="graphic" style:parent-style-name="standard">
      <style:graphic-properties draw:stroke="dash" draw:stroke-dash="Fine_20_Dashed" svg:stroke-width="0.05cm" svg:stroke-color="#996633" draw:marker-start-width="0.275cm" draw:marker-end-width="0.275cm" draw:fill="none" fo:min-height="3.25cm" fo:padding-top="0.15cm" fo:padding-bottom="0.15cm" fo:padding-left="0.275cm" fo:padding-right="0.275cm"/>
    </style:style>
    <style:style style:name="gr51" style:family="graphic" style:parent-style-name="standard">
      <style:graphic-properties draw:stroke="solid" draw:stroke-dash="Fine_20_Dashed" svg:stroke-width="0.03cm" svg:stroke-color="#aecf00" draw:marker-start="Arrow" draw:marker-start-width="0.245cm" draw:marker-end="" draw:marker-end-width="0.245cm" fo:padding-top="0.14cm" fo:padding-bottom="0.14cm" fo:padding-left="0.265cm" fo:padding-right="0.265cm"/>
    </style:style>
    <style:style style:name="gr52" style:family="graphic" style:parent-style-name="standard">
      <style:graphic-properties svg:stroke-width="0.05cm" svg:stroke-color="#aecf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53" style:family="graphic" style:parent-style-name="standard">
      <style:graphic-properties draw:stroke="solid" draw:stroke-dash="Fine_20_Dashed" svg:stroke-width="0.03cm" svg:stroke-color="#0000ff" draw:marker-start="Arrow" draw:marker-start-width="0.245cm" draw:marker-end="" draw:marker-end-width="0.245cm" fo:padding-top="0.14cm" fo:padding-bottom="0.14cm" fo:padding-left="0.265cm" fo:padding-right="0.265cm"/>
    </style:style>
    <style:style style:name="gr54" style:family="graphic" style:parent-style-name="standard">
      <style:graphic-properties draw:stroke="dash" draw:stroke-dash="Fine_20_Dashed" svg:stroke-width="0.05cm" svg:stroke-color="#9999ff" draw:marker-start-width="0.275cm" draw:marker-end-width="0.275cm" draw:fill="none" fo:min-height="1cm" fo:padding-top="0.15cm" fo:padding-bottom="0.15cm" fo:padding-left="0.275cm" fo:padding-right="0.275cm"/>
    </style:style>
    <style:style style:name="gr55" style:family="graphic" style:parent-style-name="standard">
      <style:graphic-properties draw:stroke="solid" draw:stroke-dash="Fine_20_Dashed" svg:stroke-width="0.03cm" svg:stroke-color="#999999" draw:marker-start="Arrow" draw:marker-start-width="0.245cm" draw:marker-end="" draw:marker-end-width="0.245cm" draw:fill="solid" draw:fill-color="#993366" fo:padding-top="0.14cm" fo:padding-bottom="0.14cm" fo:padding-left="0.265cm" fo:padding-right="0.265cm"/>
    </style:style>
    <style:style style:name="gr56" style:family="graphic" style:parent-style-name="standard">
      <style:graphic-properties draw:stroke="solid" draw:stroke-dash="Fine_20_Dashed" svg:stroke-width="0.03cm" svg:stroke-color="#999999" draw:marker-start="Arrow" draw:marker-start-width="0.245cm" draw:marker-end="Arrow" draw:marker-end-width="0.245cm" draw:fill="solid" draw:fill-color="#993366" fo:padding-top="0.14cm" fo:padding-bottom="0.14cm" fo:padding-left="0.265cm" fo:padding-right="0.265cm"/>
    </style:style>
    <style:style style:name="gr57" style:family="graphic" style:parent-style-name="standard">
      <style:graphic-properties svg:stroke-width="0.05cm" svg:stroke-color="#666666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line-height="100%" fo:text-align="start"/>
    </style:style>
    <style:style style:name="P4" style:family="paragraph">
      <style:paragraph-properties fo:line-height="100%" fo:text-align="start"/>
      <style:text-properties fo:font-size="9pt" style:font-size-asian="9pt" style:font-size-complex="9pt"/>
    </style:style>
    <style:style style:name="P5" style:family="paragraph">
      <style:text-properties fo:font-size="9pt" style:font-size-asian="9pt" style:font-size-complex="9pt"/>
    </style:style>
    <style:style style:name="P6" style:family="paragraph">
      <style:paragraph-properties fo:text-align="start"/>
      <style:text-properties style:font-name="Times New Roman" fo:font-size="9pt" style:font-name-asian="Cumberland AMT1" style:font-size-asian="9pt" style:font-name-complex="Cumberland AMT1" style:font-size-complex="9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paragraph-properties fo:margin-top="0.42cm" fo:margin-bottom="0.35cm"/>
      <style:text-properties fo:font-size="12pt" style:text-underline-style="solid" style:text-underline-width="auto" style:text-underline-color="font-color" style:font-size-asian="12pt" style:font-size-complex="12pt"/>
    </style:style>
    <style:style style:name="P9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font-name="Times New Roman" fo:font-size="9pt" style:font-name-asian="Cumberland AMT1" style:font-size-asian="9pt" style:font-name-complex="Cumberland AMT1" style:font-size-complex="9pt"/>
    </style:style>
    <style:style style:name="T3" style:family="text">
      <style:text-properties style:font-name="Times New Roman" fo:font-size="12pt" style:text-underline-style="solid" style:text-underline-width="auto" style:text-underline-color="font-color" style:font-name-asian="Cumberland AMT1" style:font-size-asian="12pt" style:font-name-complex="Cumberland AMT1" style:font-size-complex="12pt"/>
    </style:style>
    <style:style style:name="T4" style:family="text">
      <style:text-properties style:font-name="Times New Roman" fo:font-size="9pt" style:text-underline-style="solid" style:text-underline-width="auto" style:text-underline-color="font-color" style:font-name-asian="Cumberland AMT1" style:font-size-asian="9pt" style:font-name-complex="Cumberland AMT1" style:font-size-complex="9pt"/>
    </style:style>
    <style:style style:name="T5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normal" style:letter-kerning="true" style:font-name-asian="Cumberland AMT1" style:font-size-asian="9pt" style:font-style-asian="normal" style:font-weight-asian="normal" style:font-name-complex="Cumberland AMT1" style:font-size-complex="9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style:font-name="Times New Roman" fo:font-size="9pt" style:text-underline-style="none" style:font-name-asian="Cumberland AMT1" style:font-size-asian="9pt" style:font-name-complex="Cumberland AMT1" style:font-size-complex="9pt"/>
    </style:style>
    <style:style style:name="T8" style:family="text">
      <style:text-properties style:use-window-font-color="true" style:text-outline="false" style:text-line-through-style="none" fo:font-size="12pt" fo:font-style="normal" fo:text-shadow="none" style:text-underline-style="solid" style:text-underline-width="auto" style:text-underline-color="font-color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fo:font-size="9pt" fo:font-style="normal" fo:text-shadow="none" style:text-underline-style="none" fo:font-weight="normal" style:letter-kerning="true" style:font-size-asian="9pt" style:font-style-asian="normal" style:font-weight-asian="normal" style:font-size-complex="9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3" style:family="text">
      <style:text-properties style:font-name="Times New Roman" fo:font-size="12pt" style:text-underline-style="solid" style:text-underline-width="auto" style:text-underline-color="font-color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14" style:family="text">
      <style:text-properties fo:font-size="5pt" style:font-size-asian="5pt" style:font-size-complex="5pt"/>
    </style:style>
    <style:style style:name="T15" style:family="text">
      <style:text-properties fo:color="#000000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measurelines" svg:width="31.5cm" svg:height="35.6cm" svg:x="13.1cm" svg:y="1.4cm">
          <text:p text:style-name="P1"/>
          <draw:enhanced-geometry svg:viewBox="0 0 21600 21600" draw:type="rectangle" draw:enhanced-path="M 0 0 L 21600 0 21600 21600 0 21600 0 0 Z N"/>
        </draw:custom-shape>
        <draw:frame draw:style-name="gr2" draw:layer="layout" svg:width="9.1cm" svg:height="7.421cm" svg:x="34.9cm" svg:y="2cm">
          <draw:text-box>
            <text:p><text:span text:style-name="T1">Director {</text:span></text:p>
            <text:p><text:span text:style-name="T1"><text:s text:c="2"/></text:span><text:span text:style-name="T1">Name = center.domain.local-dir</text:span></text:p>
            <text:p><text:span text:style-name="T1"><text:s text:c="2"/></text:span><text:span text:style-name="T1"># какой порт слушать, у нас default</text:span></text:p>
            <text:p><text:span text:style-name="T1"><text:s text:c="2"/></text:span><text:span text:style-name="T1">DIRport = 9101</text:span></text:p>
            <text:p><text:span text:style-name="T1"><text:s text:c="2"/></text:span><text:span text:style-name="T1"># путь к скрипту, где лежат sql запросы для работы </text:span></text:p>
            <text:p><text:span text:style-name="T1"><text:s text:c="2"/></text:span><text:span text:style-name="T1"># с Bacula Catalog(mysql database)</text:span></text:p>
            <text:p><text:span text:style-name="T1"><text:s text:c="2"/></text:span><text:span text:style-name="T1">QueryFile = "/etc/bacula/scripts/query.sql"</text:span></text:p>
            <text:p><text:span text:style-name="T1"><text:s text:c="2"/></text:span><text:span text:style-name="T1"># здесь хранятся статус файлы демона</text:span></text:p>
            <text:p><text:span text:style-name="T1"><text:s text:c="2"/></text:span><text:span text:style-name="T1">WorkingDirectory = "/var/lib/bacula"</text:span></text:p>
            <text:p><text:span text:style-name="T1"><text:s text:c="2"/></text:span><text:span text:style-name="T1"># pid файл демона</text:span></text:p>
            <text:p><text:span text:style-name="T1"><text:s text:c="2"/></text:span><text:span text:style-name="T1">PidDirectory = "/var/run/bacula"</text:span></text:p>
            <text:p><text:span text:style-name="T1"><text:s text:c="2"/></text:span><text:span text:style-name="T1"># сколько заданий может запускаться одновременно</text:span></text:p>
            <text:p><text:span text:style-name="T1"><text:s text:c="2"/></text:span><text:span text:style-name="T1">Maximum Concurrent Jobs = 1</text:span></text:p>
            <text:p><text:span text:style-name="T1"><text:s text:c="2"/></text:span><text:span text:style-name="T1"># пароль для доступа в BC и управления демонами </text:span></text:p>
            <text:p><text:span text:style-name="T1"><text:s text:c="2"/></text:span><text:span text:style-name="T1">Password = "Passdir_1" <text:s/></text:span></text:p>
            <text:p><text:span text:style-name="T1"><text:s text:c="2"/></text:span><text:span text:style-name="T1"># куда слать mail'ы, описано в ресурсе Messages</text:span></text:p>
            <text:p><text:span text:style-name="T1"><text:s text:c="2"/></text:span><text:span text:style-name="T1">Messages = Daemon</text:span></text:p>
            <text:p><text:span text:style-name="T1"><text:s text:c="3"/></text:span><text:span text:style-name="T1"># на какой адрес биндится процессу</text:span></text:p>
            <text:p><text:span text:style-name="T1"><text:s text:c="2"/></text:span><text:span text:style-name="T1">DirAddress = 192.168.1.100</text:span></text:p>
            <text:p text:style-name="P2"><text:span text:style-name="T1">}</text:span></text:p>
          </draw:text-box>
        </draw:frame>
        <draw:frame draw:style-name="gr3" draw:text-style-name="P4" draw:layer="layout" svg:width="9.1cm" svg:height="5.7cm" svg:x="24.6cm" svg:y="2.541cm">
          <draw:text-box>
            <text:p text:style-name="P3"><text:span text:style-name="T1">Messages {</text:span></text:p>
            <text:p text:style-name="P3"><text:span text:style-name="T1"><text:s/></text:span><text:span text:style-name="T1"># это имя прописано в ресурсе Director <text:s/></text:span></text:p>
            <text:p text:style-name="P3"><text:span text:style-name="T1">Name = Daemon</text:span></text:p>
            <text:p text:style-name="P3"><text:span text:style-name="T1"># команда для отправки email</text:span></text:p>
            <text:p text:style-name="P3"><text:span text:style-name="T1">mailcommand = "/usr/sbin/bsmtp -h localhost -f \"\(Bacula\) \&lt;%r\&gt;\" -s \"Bacula daemon message\" %r"</text:span></text:p>
            <text:p text:style-name="P3"><text:span text:style-name="T1"># шлем все на майл админам(root алиас на admins@domain.ru) </text:span></text:p>
            <text:p text:style-name="P3"><text:span text:style-name="T1"># высылаются только алярмы, ероры и прочую важность</text:span></text:p>
            <text:p text:style-name="P3"><text:span text:style-name="T1">mail = milo@domain.ru = alert,error,fatal,terminate, !skipped <text:s text:c="3"/></text:span></text:p>
            <text:p text:style-name="P3"><text:span text:style-name="T1"># что выводить на консоль <text:s text:c="4"/></text:span></text:p>
            <text:p text:style-name="P3"><text:span text:style-name="T1">console = all, !skipped, !saved</text:span></text:p>
            <text:p text:style-name="P3"><text:span text:style-name="T1"># что в лог</text:span></text:p>
            <text:p text:style-name="P3"><text:span text:style-name="T1">append = "/var/log/bacula/bacula.log" = all, !skipped</text:span></text:p>
            <text:p text:style-name="P3"><text:span text:style-name="T1">}</text:span></text:p>
          </draw:text-box>
        </draw:frame>
        <draw:frame draw:style-name="gr4" draw:text-style-name="P5" draw:layer="layout" svg:width="8.938cm" svg:height="2.793cm" svg:x="14.362cm" svg:y="15.1cm">
          <draw:text-box>
            <text:p><text:span text:style-name="T1">Pool {</text:span></text:p>
            <text:p><text:span text:style-name="T1"><text:s text:c="2"/></text:span><text:span text:style-name="T1">Name = Default</text:span></text:p>
            <text:p><text:span text:style-name="T1"><text:s text:c="2"/></text:span><text:span text:style-name="T1">Pool Type = Backup</text:span></text:p>
            <text:p><text:span text:style-name="T1"><text:s text:c="2"/></text:span><text:span text:style-name="T1">Recycle = yes <text:s text:c="22"/></text:span></text:p>
            <text:p><text:span text:style-name="T1"><text:s text:c="2"/></text:span><text:span text:style-name="T1">AutoPrune = yes <text:s text:c="19"/></text:span></text:p>
            <text:p><text:span text:style-name="T1"><text:s text:c="2"/></text:span><text:span text:style-name="T1">Volume Retention = 365 days <text:s text:c="6"/></text:span></text:p>
            <text:p><text:span text:style-name="T1">}</text:span></text:p>
          </draw:text-box>
        </draw:frame>
        <draw:frame draw:style-name="gr5" draw:text-style-name="P5" draw:layer="layout" svg:width="9.1cm" svg:height="5.4cm" svg:x="34.9cm" svg:y="11.244cm">
          <draw:text-box>
            <text:p><text:span text:style-name="T1">Storage {</text:span></text:p>
            <text:p><text:span text:style-name="T1"/></text:p>
            <text:p><text:span text:style-name="T1"><text:s text:c="2"/></text:span><text:span text:style-name="T1"># имя хранилища и пароль</text:span></text:p>
            <text:p><text:span text:style-name="T1"><text:s text:c="2"/></text:span><text:span text:style-name="T1">Name = File</text:span></text:p>
            <text:p><text:span text:style-name="T1"><text:s text:c="3"/></text:span><text:span text:style-name="T1">Password = "Passtor_2"</text:span></text:p>
            <text:p><text:span text:style-name="T1"><text:s text:c="2"/></text:span><text:span text:style-name="T1"># fqdn имя сервера</text:span></text:p>
            <text:p><text:span text:style-name="T1"><text:s text:c="2"/></text:span><text:span text:style-name="T1">Address = center.domain.local</text:span></text:p>
            <text:p><text:span text:style-name="T1"><text:s text:c="2"/></text:span><text:span text:style-name="T1"># порт оставляем стандартный</text:span></text:p>
            <text:p><text:span text:style-name="T1"><text:s text:c="2"/></text:span><text:span text:style-name="T1">SDPort = 9103</text:span></text:p>
            <text:p><text:span text:style-name="T1"><text:s text:c="2"/></text:span><text:span text:style-name="T1"># имя девайса описанного в конфиге SD </text:span></text:p>
            <text:p><text:span text:style-name="T1"><text:s text:c="2"/></text:span><text:span text:style-name="T1">Device = FileStorage</text:span></text:p>
            <text:p><text:span text:style-name="T1"><text:s text:c="2"/></text:span><text:span text:style-name="T1">Media Type = File</text:span></text:p>
            <text:p><text:span text:style-name="T1">}</text:span></text:p>
            <text:p><text:span text:style-name="T1"/></text:p>
          </draw:text-box>
        </draw:frame>
        <draw:frame draw:style-name="gr6" draw:text-style-name="P5" draw:layer="layout" svg:width="9.1cm" svg:height="7.777cm" svg:x="34.8cm" svg:y="17.864cm">
          <draw:text-box>
            <text:p><text:span text:style-name="T1">Client {</text:span></text:p>
            <text:p><text:span text:style-name="T1"><text:s text:c="2"/></text:span><text:span text:style-name="T1"># имя </text:span></text:p>
            <text:p><text:span text:style-name="T1"><text:s text:c="2"/></text:span><text:span text:style-name="T1">Name = center.domain.local-fd</text:span></text:p>
            <text:p><text:span text:style-name="T1"><text:s text:c="2"/></text:span><text:span text:style-name="T1"># ip адрес клиента</text:span></text:p>
            <text:p><text:span text:style-name="T1"><text:s text:c="2"/></text:span><text:span text:style-name="T1">Address = 192.168.1.100</text:span></text:p>
            <text:p><text:span text:style-name="T1"><text:s text:c="2"/></text:span><text:span text:style-name="T1"># порт, который клиент слушает</text:span></text:p>
            <text:p><text:span text:style-name="T1"><text:s text:c="2"/></text:span><text:span text:style-name="T1">FDPort = 9102</text:span></text:p>
            <text:p><text:span text:style-name="T1"><text:s text:c="2"/></text:span><text:span text:style-name="T1"># имя mysql базы данных Bacula</text:span></text:p>
            <text:p><text:span text:style-name="T1"><text:s text:c="2"/></text:span><text:span text:style-name="T1">Catalog = MyCatalog</text:span></text:p>
            <text:p><text:span text:style-name="T1"><text:s text:c="2"/></text:span><text:span text:style-name="T1"># пароль для FD</text:span></text:p>
            <text:p><text:span text:style-name="T1"><text:s text:c="2"/></text:span><text:span text:style-name="T1">Password = "PassClient_01"</text:span></text:p>
            <text:p><text:span text:style-name="T1"><text:s text:c="2"/></text:span><text:span text:style-name="T1"># период в течении которого информация о файлах задания</text:span></text:p>
            <text:p><text:span text:style-name="T1"><text:s text:c="2"/></text:span><text:span text:style-name="T1"># хранится в базе данных, по истечению периода эта</text:span></text:p>
            <text:p><text:span text:style-name="T1"><text:s text:c="2"/></text:span><text:span text:style-name="T1"># <text:s/>информация удаляется(но не сами данные!!)</text:span></text:p>
            <text:p><text:span text:style-name="T1"><text:s text:c="2"/></text:span><text:span text:style-name="T1">File Retention = 30 days</text:span></text:p>
            <text:p><text:span text:style-name="T1"><text:s text:c="2"/></text:span><text:span text:style-name="T1"># тоже самое, только для самого задания</text:span></text:p>
            <text:p><text:span text:style-name="T1"><text:s text:c="2"/></text:span><text:span text:style-name="T1">Job Retention = 2 months</text:span></text:p>
            <text:p><text:span text:style-name="T1"><text:s text:c="2"/></text:span><text:span text:style-name="T1"># удалять записи из каталога(бд mysql) старше</text:span></text:p>
            <text:p><text:span text:style-name="T1"><text:s text:c="2"/></text:span><text:span text:style-name="T1"># вышеуказанных значений</text:span></text:p>
            <text:p><text:span text:style-name="T1"><text:s text:c="2"/></text:span><text:span text:style-name="T1">AutoPrune = yes</text:span></text:p>
            <text:p><text:span text:style-name="T1">}</text:span></text:p>
          </draw:text-box>
        </draw:frame>
        <draw:frame draw:style-name="gr7" draw:layer="layout" svg:width="8.9cm" svg:height="2.437cm" svg:x="14.4cm" svg:y="12.519cm">
          <draw:text-box>
            <text:p><text:span text:style-name="T1">Schedule {</text:span></text:p>
            <text:p><text:span text:style-name="T1"><text:s text:c="2"/></text:span><text:span text:style-name="T1">Name = "WeeklyCycle"</text:span></text:p>
            <text:p><text:span text:style-name="T1"><text:s text:c="2"/></text:span><text:span text:style-name="T1">Run = Full 1st sun at 23:05</text:span></text:p>
            <text:p><text:span text:style-name="T1"><text:s text:c="2"/></text:span><text:span text:style-name="T1">Run = Differential 2nd-5th sun at 23:05</text:span></text:p>
            <text:p><text:span text:style-name="T1"><text:s text:c="2"/></text:span><text:span text:style-name="T1">Run = Incremental mon-sat at 23:05</text:span></text:p>
            <text:p><text:span text:style-name="T1">}</text:span></text:p>
          </draw:text-box>
        </draw:frame>
        <draw:frame draw:style-name="gr8" draw:text-style-name="P5" draw:layer="layout" svg:width="9.038cm" svg:height="5.159cm" svg:x="24.662cm" svg:y="11.441cm">
          <draw:text-box>
            <text:p><text:span text:style-name="T1">Job {</text:span></text:p>
            <text:p><text:span text:style-name="T1"><text:s text:c="2"/></text:span><text:span text:style-name="T1">Name = "BackupCatalog"</text:span></text:p>
            <text:p><text:span text:style-name="T1"><text:s text:c="2"/></text:span><text:span text:style-name="T1">JobDefs = "DefaultJob"</text:span></text:p>
            <text:p><text:span text:style-name="T1"><text:s text:c="2"/></text:span><text:span text:style-name="T1">Level = Full</text:span></text:p>
            <text:p><text:span text:style-name="T1"><text:s text:c="2"/></text:span><text:span text:style-name="T1">FileSet="Catalog"</text:span></text:p>
            <text:p><text:span text:style-name="T1"><text:s text:c="2"/></text:span><text:span text:style-name="T1">Schedule = "WeeklyCycleAfterBackup"</text:span></text:p>
            <text:p><text:span text:style-name="T1"><text:s text:c="2"/></text:span><text:span text:style-name="T1">Write Bootstrap = "/var/lib/bacula/%n.bsr"</text:span></text:p>
            <text:p><text:span text:style-name="T1"><text:s text:c="2"/></text:span><text:span text:style-name="T1">Messages = Standard</text:span></text:p>
            <text:p><text:span text:style-name="T1"><text:s text:c="2"/></text:span><text:span text:style-name="T1">RunBeforeJob = "/etc/bacula/scripts/make_catalog_backup.pl MyCatalog" </text:span></text:p>
            <text:p><text:span text:style-name="T1"><text:s text:c="2"/></text:span><text:span text:style-name="T1">RunAfterJob <text:s/>= "/etc/bacula/scripts/delete_catalog_backup" </text:span></text:p>
            <text:p><text:span text:style-name="T1"><text:s text:c="2"/></text:span><text:span text:style-name="T1">Priority = 11</text:span></text:p>
            <text:p><text:span text:style-name="T1">}</text:span></text:p>
          </draw:text-box>
        </draw:frame>
        <draw:polyline draw:style-name="gr9" draw:layer="measurelines" svg:width="5.699cm" svg:height="2.299cm" svg:x="19.4cm" svg:y="11.2cm" svg:viewBox="0 0 5700 2300" draw:points="5700,2300 4800,2300 4800,0 0,0">
          <text:p/>
        </draw:polyline>
        <draw:polyline draw:style-name="gr10" draw:layer="measurelines" svg:width="8.699cm" svg:height="1.599cm" svg:x="16.4cm" svg:y="19.3cm" svg:viewBox="0 0 8700 1600" draw:points="8700,1600 7000,1600 7000,0 0,0">
          <text:p/>
        </draw:polyline>
        <draw:polyline draw:style-name="gr11" draw:layer="measurelines" svg:width="5.999cm" svg:height="0.199cm" svg:x="29.2cm" svg:y="18.9cm" svg:viewBox="0 0 6000 200" draw:points="0,200 4800,200 4800,0 6000,0">
          <text:p/>
        </draw:polyline>
        <draw:polyline draw:style-name="gr12" draw:layer="measurelines" svg:width="8.199cm" svg:height="7.599cm" svg:x="27cm" svg:y="12.6cm" svg:viewBox="0 0 8200 7600" draw:points="0,7600 7200,7600 7200,0 8200,0">
          <text:p/>
        </draw:polyline>
        <draw:frame draw:style-name="gr13" draw:text-style-name="P6" draw:layer="measurelines" svg:width="9.1cm" svg:height="8.253cm" svg:x="14.3cm" svg:y="24.447cm">
          <draw:text-box>
            <text:p text:style-name="P2"><text:span text:style-name="T2">FileSet {</text:span></text:p>
            <text:p text:style-name="P2"><text:span text:style-name="T2"><text:s text:c="2"/></text:span><text:span text:style-name="T2">Name = "Full Set" </text:span></text:p>
            <text:p text:style-name="P2"><text:span text:style-name="T2"><text:s text:c="2"/></text:span><text:span text:style-name="T2">Include {</text:span></text:p>
            <text:p text:style-name="P2"><text:span text:style-name="T2"><text:s text:c="4"/></text:span><text:span text:style-name="T2">Options {</text:span></text:p>
            <text:p text:style-name="P2"><text:span text:style-name="T2"><text:s text:c="6"/></text:span><text:span text:style-name="T2"># разработчики яро рекомендуют юзать это опцию, </text:span></text:p>
            <text:p text:style-name="P2"><text:span text:style-name="T2"><text:s text:c="6"/></text:span><text:span text:style-name="T2"># создается сигнатура забекапленных файлов в md5</text:span></text:p>
            <text:p text:style-name="P2"><text:span text:style-name="T2"><text:s text:c="6"/></text:span><text:span text:style-name="T2">signature = MD5 </text:span></text:p>
            <text:p text:style-name="P2"><text:span text:style-name="T2"><text:s text:c="4"/></text:span><text:span text:style-name="T2">}</text:span></text:p>
            <text:p text:style-name="P2"><text:span text:style-name="T2"><text:s text:c="4"/></text:span><text:span text:style-name="T2"># перечисляем то, что нужно бекапить</text:span></text:p>
            <text:p text:style-name="P2"><text:span text:style-name="T2"><text:s text:c="4"/></text:span><text:span text:style-name="T2">File = /usr/sbin</text:span></text:p>
            <text:p text:style-name="P2"><text:span text:style-name="T2"><text:s text:c="2"/></text:span><text:span text:style-name="T2">}</text:span></text:p>
            <text:p text:style-name="P2"><text:span text:style-name="T2"><text:s text:c="2"/></text:span><text:span text:style-name="T2">Exclude {</text:span></text:p>
            <text:p text:style-name="P2"><text:span text:style-name="T2"><text:s text:c="4"/></text:span><text:span text:style-name="T2"># а это бекапить нет нужды</text:span></text:p>
            <text:p text:style-name="P2"><text:span text:style-name="T2"><text:s text:c="4"/></text:span><text:span text:style-name="T2">File = /var/lib/bacula</text:span></text:p>
            <text:p text:style-name="P2"><text:span text:style-name="T2"><text:s text:c="4"/></text:span><text:span text:style-name="T2">File = /nonexistant/path/to/file/archive/dir</text:span></text:p>
            <text:p text:style-name="P2"><text:span text:style-name="T2"><text:s text:c="4"/></text:span><text:span text:style-name="T2">File = /proc</text:span></text:p>
            <text:p text:style-name="P2"><text:span text:style-name="T2"><text:s text:c="4"/></text:span><text:span text:style-name="T2">File = /tmp</text:span></text:p>
            <text:p text:style-name="P2"><text:span text:style-name="T2"><text:s text:c="4"/></text:span><text:span text:style-name="T2">File = /.journal</text:span></text:p>
            <text:p text:style-name="P2"><text:span text:style-name="T2"><text:s text:c="4"/></text:span><text:span text:style-name="T2">File = /.fsck</text:span></text:p>
            <text:p text:style-name="P2"><text:span text:style-name="T2"><text:s/></text:span><text:span text:style-name="T2">}</text:span></text:p>
            <text:p text:style-name="P2"><text:span text:style-name="T2">} </text:span></text:p>
            <text:p text:style-name="P2"><text:span text:style-name="T2"/></text:p>
          </draw:text-box>
        </draw:frame>
        <draw:polyline draw:style-name="gr14" draw:layer="measurelines" svg:width="7.799cm" svg:height="5.699cm" svg:x="17.2cm" svg:y="19.4cm" svg:viewBox="0 0 7800 5700" draw:points="7800,0 6500,0 6500,5700 0,5700">
          <text:p/>
        </draw:polyline>
        <draw:frame draw:style-name="gr15" draw:text-style-name="P6" draw:layer="measurelines" svg:width="10.4cm" svg:height="11.079cm" svg:x="46.8cm" svg:y="1.2cm">
          <draw:text-box>
            <text:p><text:span text:style-name="T3"><text:s text:c="14"/></text:span><text:span text:style-name="T3">/etc/bacula/bacula-sd.conf </text:span><text:span text:style-name="T4">(на стороне сервера) <text:s text:c="12"/></text:span></text:p>
            <text:p text:style-name="P2"><text:span text:style-name="T2">Storage { </text:span></text:p>
            <text:p text:style-name="P2"><text:span text:style-name="T2"><text:s text:c="2"/></text:span><text:span text:style-name="T2"># имя для SD</text:span></text:p>
            <text:p text:style-name="P2"><text:span text:style-name="T2"><text:s text:c="2"/></text:span><text:span text:style-name="T2">Name = center-sd </text:span></text:p>
            <text:p text:style-name="P2"><text:span text:style-name="T2"><text:s text:c="2"/></text:span><text:span text:style-name="T2"># порт стандартный</text:span></text:p>
            <text:p text:style-name="P2"><text:span text:style-name="T2"><text:s text:c="2"/></text:span><text:span text:style-name="T2">SDPort = 9103 </text:span></text:p>
            <text:p text:style-name="P2"><text:span text:style-name="T2"><text:s text:c="2"/></text:span><text:span text:style-name="T2"># рабочая директория процесса(для статус файлов)</text:span></text:p>
            <text:p text:style-name="P2"><text:span text:style-name="T2"><text:s text:c="2"/></text:span><text:span text:style-name="T2">WorkingDirectory = "/var/lib/bacula" </text:span></text:p>
            <text:p text:style-name="P2"><text:span text:style-name="T2"><text:s text:c="2"/></text:span><text:span text:style-name="T2"># pid будет здесь</text:span></text:p>
            <text:p text:style-name="P2"><text:span text:style-name="T2"><text:s text:c="2"/></text:span><text:span text:style-name="T2">Pid Directory = "/var/run/bacula" </text:span></text:p>
            <text:p text:style-name="P2"><text:span text:style-name="T2"><text:s text:c="2"/></text:span><text:span text:style-name="T2"># биндится на этом ip</text:span></text:p>
            <text:p text:style-name="P2"><text:span text:style-name="T2"><text:s text:c="2"/></text:span><text:span text:style-name="T2">SDAddress = 192.168.1.100 </text:span></text:p>
            <text:p text:style-name="P2"><text:span text:style-name="T2">} </text:span></text:p>
            <text:p text:style-name="P2"><text:span text:style-name="T2">Director {</text:span></text:p>
            <text:p text:style-name="P2"><text:span text:style-name="T2"><text:s text:c="2"/></text:span><text:span text:style-name="T2"># имя DD, того самого, который был описан ранее</text:span></text:p>
            <text:p text:style-name="P2"><text:span text:style-name="T2"><text:s text:c="2"/></text:span><text:span text:style-name="T2">Name = center.domain.local-dir</text:span></text:p>
            <text:p text:style-name="P2"><text:span text:style-name="T2"><text:s text:c="2"/></text:span><text:span text:style-name="T2"># пароль <text:s/></text:span></text:p>
            <text:p text:style-name="P2"><text:span text:style-name="T2"><text:s text:c="2"/></text:span><text:span text:style-name="T2">Password = "Passtor_2"</text:span></text:p>
            <text:p text:style-name="P2"><text:span text:style-name="T2">}</text:span></text:p>
            <text:p text:style-name="P2"><text:span text:style-name="T2"/></text:p>
            <text:p text:style-name="P2"><text:span text:style-name="T2">Device {</text:span></text:p>
            <text:p text:style-name="P2"><text:span text:style-name="T2"><text:s text:c="2"/></text:span><text:span text:style-name="T2">Name = FileStorage </text:span></text:p>
            <text:p text:style-name="P2"><text:span text:style-name="T2"><text:s text:c="2"/></text:span><text:span text:style-name="T2">Media Type = File </text:span></text:p>
            <text:p text:style-name="P2"><text:span text:style-name="T2"><text:s text:c="2"/></text:span><text:span text:style-name="T2">Archive Device = </text:span><text:span text:style-name="T5">/media/nfs_linbackup_v1/center</text:span></text:p>
            <text:p text:style-name="P2"><text:span text:style-name="T2"><text:s text:c="2"/></text:span><text:span text:style-name="T2">LabelMedia = yes;</text:span></text:p>
            <text:p text:style-name="P2"><text:span text:style-name="T2"><text:s text:c="2"/></text:span><text:span text:style-name="T2">Random Access = Yes; </text:span></text:p>
            <text:p text:style-name="P2"><text:span text:style-name="T2"><text:s text:c="2"/></text:span><text:span text:style-name="T2">AutomaticMount = yes;</text:span></text:p>
            <text:p text:style-name="P2"><text:span text:style-name="T2"><text:s text:c="2"/></text:span><text:span text:style-name="T2">RemovableMedia = no; </text:span></text:p>
            <text:p text:style-name="P2"><text:span text:style-name="T2"><text:s text:c="2"/></text:span><text:span text:style-name="T2">AlwaysOpen = no; </text:span></text:p>
            <text:p text:style-name="P2"><text:span text:style-name="T2">} </text:span></text:p>
          </draw:text-box>
        </draw:frame>
        <draw:polyline draw:style-name="gr16" draw:layer="measurelines" svg:width="7.699cm" svg:height="4.299cm" svg:x="39.5cm" svg:y="2.7cm" svg:viewBox="0 0 7700 4300" draw:points="7700,4300 6800,4300 6800,0 0,0">
          <text:p/>
        </draw:polyline>
        <draw:polyline draw:style-name="gr17" draw:layer="measurelines" svg:width="8.999cm" svg:height="6.099cm" svg:x="38.1cm" svg:y="9.1cm" svg:viewBox="0 0 9000 6100" draw:points="9000,0 7300,0 7300,6100 0,6100">
          <text:p/>
        </draw:polyline>
        <draw:polyline draw:style-name="gr18" draw:layer="measurelines" svg:width="8.699cm" svg:height="5.299cm" svg:x="38.5cm" svg:y="7.7cm" svg:viewBox="0 0 8700 5300" draw:points="8700,0 5900,0 5900,5300 0,5300">
          <text:p/>
        </draw:polyline>
        <draw:frame draw:style-name="gr19" draw:text-style-name="P5" draw:layer="measurelines" svg:width="7cm" svg:height="3.247cm" svg:x="46.9cm" svg:y="17.941cm">
          <draw:text-box>
            <text:p><text:span text:style-name="T6"><text:s text:c="19"/></text:span><text:span text:style-name="T6">bconsole.conf <text:s text:c="18"/></text:span></text:p>
            <text:p><text:span text:style-name="T7"><text:s text:c="23"/></text:span><text:span text:style-name="T7">(на стороне сервера)</text:span></text:p>
            <text:p><text:span text:style-name="T1">Director {</text:span></text:p>
            <text:p><text:span text:style-name="T1"><text:s text:c="2"/></text:span><text:span text:style-name="T1">Name = center.domain.local-dir</text:span></text:p>
            <text:p><text:span text:style-name="T1"><text:s text:c="2"/></text:span><text:span text:style-name="T1">DIRport = 9101</text:span></text:p>
            <text:p><text:span text:style-name="T1"><text:s text:c="2"/></text:span><text:span text:style-name="T1">address = center.domain.local</text:span></text:p>
            <text:p><text:span text:style-name="T1"><text:s text:c="2"/></text:span><text:span text:style-name="T1">Password = "Passdir_1"</text:span></text:p>
            <text:p><text:span text:style-name="T1">}</text:span></text:p>
          </draw:text-box>
        </draw:frame>
        <draw:polyline draw:style-name="gr16" draw:layer="measurelines" svg:width="0.999cm" svg:height="12.34cm" svg:x="46.3cm" svg:y="7.1cm" svg:viewBox="0 0 1000 12341" draw:points="1000,12341 0,12341 0,6741 0,0">
          <text:p/>
        </draw:polyline>
        <draw:polyline draw:style-name="gr20" draw:layer="measurelines" svg:width="8.899cm" svg:height="13.199cm" svg:x="38.4cm" svg:y="7.3cm" svg:viewBox="0 0 8900 13200" draw:points="8900,13200 7300,13200 7300,0 0,0">
          <text:p/>
        </draw:polyline>
        <draw:frame draw:style-name="gr21" draw:text-style-name="P8" draw:layer="measurelines" svg:width="29.5cm" svg:height="1.081cm" svg:x="14.7cm" svg:y="1.3cm">
          <draw:text-box>
            <text:p text:style-name="P7"><text:span text:style-name="T8"><text:s text:c="114"/></text:span><text:span text:style-name="T8">/etc/bacula/bacula-dir.conf <text:s text:c="107"/></text:span></text:p>
            <text:p text:style-name="P7"><text:span text:style-name="T9"><text:s text:c="151"/></text:span><text:span text:style-name="T9">(на стороне сервера)</text:span></text:p>
          </draw:text-box>
        </draw:frame>
        <draw:polyline draw:style-name="gr16" draw:layer="measurelines" svg:width="1.199cm" svg:height="15.899cm" svg:x="46.3cm" svg:y="12cm" svg:viewBox="0 0 1200 15900" draw:points="1200,15900 0,15900 0,4900 0,0">
          <text:p/>
        </draw:polyline>
        <draw:polyline draw:style-name="gr22" draw:layer="measurelines" svg:width="6.199cm" svg:height="5.299cm" svg:x="39.3cm" svg:y="18.9cm" svg:viewBox="0 0 6200 5300" draw:points="6200,5300 6200,4000 6200,0 0,0">
          <text:p/>
        </draw:polyline>
        <draw:polyline draw:style-name="gr23" draw:layer="measurelines" svg:width="8.999cm" svg:height="6.899cm" svg:x="38.6cm" svg:y="19.6cm" svg:viewBox="0 0 9000 6900" draw:points="9000,6900 6600,6900 6600,0 0,0">
          <text:p/>
        </draw:polyline>
        <draw:frame draw:style-name="gr24" draw:text-style-name="P5" draw:layer="measurelines" svg:width="9.1cm" svg:height="2.071cm" svg:x="24.7cm" svg:y="8.5cm">
          <draw:text-box>
            <text:p><text:span text:style-name="T1">Console {</text:span></text:p>
            <text:p><text:span text:style-name="T1"><text:s text:c="2"/></text:span><text:span text:style-name="T1">Name = center.domain.local-mon</text:span></text:p>
            <text:p><text:span text:style-name="T1"><text:s text:c="2"/></text:span><text:span text:style-name="T1">Password = "Passdir_1"</text:span></text:p>
            <text:p><text:span text:style-name="T1"><text:s text:c="2"/></text:span><text:span text:style-name="T1">CommandACL = status, .status</text:span></text:p>
            <text:p><text:span text:style-name="T1">}</text:span></text:p>
          </draw:text-box>
        </draw:frame>
        <draw:polyline draw:style-name="gr9" draw:layer="layout" svg:width="2.099cm" svg:height="0.699cm" svg:x="45.5cm" svg:y="24cm" svg:viewBox="0 0 2100 700" draw:points="2100,700 0,700 0,200 0,0">
          <text:p/>
        </draw:polyline>
        <draw:polyline draw:style-name="gr25" draw:layer="layout" svg:width="8.699cm" svg:height="1.799cm" svg:x="38.9cm" svg:y="21.8cm" svg:viewBox="0 0 8700 1800" draw:points="8700,1800 6100,1800 6100,0 0,0">
          <text:p/>
        </draw:polyline>
        <draw:polyline draw:style-name="gr16" draw:layer="layout" svg:width="1.299cm" svg:height="1.799cm" svg:x="46.3cm" svg:y="21.5cm" svg:viewBox="0 0 1300 1800" draw:points="1300,1800 0,1800 0,1800 0,0">
          <text:p/>
        </draw:polyline>
        <draw:custom-shape draw:style-name="gr26" draw:text-style-name="P9" draw:layer="layout" svg:width="0.5cm" svg:height="0.5cm" svg:x="43cm" svg:y="2.4cm">
          <text:p text:style-name="P1"><text:span text:style-name="T1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draw:layer="layout" svg:width="0.5cm" svg:height="0.5cm" svg:x="46.3cm" svg:y="6.8cm">
          <text:p text:style-name="P1"><text:span text:style-name="T1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draw:layer="layout" svg:width="0.5cm" svg:height="0.5cm" svg:x="46.4cm" svg:y="19.2cm">
          <text:p text:style-name="P1"><text:span text:style-name="T1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9" draw:layer="layout" svg:width="0.5cm" svg:height="0.5cm" svg:x="43cm" svg:y="7.1cm">
          <text:p text:style-name="P1"><text:span text:style-name="T1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9" draw:layer="layout" svg:width="0.5cm" svg:height="0.5cm" svg:x="46.5cm" svg:y="20.2cm">
          <text:p text:style-name="P1"><text:span text:style-name="T1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9" draw:layer="layout" svg:width="0.5cm" svg:height="0.5cm" svg:x="39.1cm" svg:y="12.8cm">
          <text:p text:style-name="P1"><text:span text:style-name="T1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9" draw:layer="layout" svg:width="0.5cm" svg:height="0.5cm" svg:x="46.4cm" svg:y="7.5cm">
          <text:p text:style-name="P1"><text:span text:style-name="T10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0.41cm" svg:height="0.41cm" svg:x="46.4cm" svg:y="8.9cm">
          <text:p text:style-name="P1"><text:span text:style-name="T10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0.4cm" svg:height="0.4cm" svg:x="38.8cm" svg:y="15cm">
          <text:p text:style-name="P1"><text:span text:style-name="T1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9" draw:layer="layout" svg:width="0.4cm" svg:height="0.4cm" svg:x="39.9cm" svg:y="18.7cm">
          <text:p text:style-name="P1"><text:span text:style-name="T1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9" draw:layer="layout" svg:width="0.4cm" svg:height="0.4cm" svg:x="46.7cm" svg:y="24.5cm">
          <text:p text:style-name="P1"><text:span text:style-name="T1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9" draw:layer="layout" svg:width="0.4cm" svg:height="0.4cm" svg:x="39.2cm" svg:y="21.6cm">
          <text:p text:style-name="P1"><text:span text:style-name="T10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9" draw:layer="layout" svg:width="0.4cm" svg:height="0.4cm" svg:x="46.8cm" svg:y="23.4cm">
          <text:p text:style-name="P1"><text:span text:style-name="T10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0.4cm" svg:height="0.4cm" svg:x="46.6cm" svg:y="26.3cm">
          <text:p text:style-name="P1"><text:span text:style-name="T1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9" draw:layer="layout" svg:width="0.4cm" svg:height="0.4cm" svg:x="27.3cm" svg:y="20cm">
          <text:p text:style-name="P1"><text:span text:style-name="T10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9" draw:layer="layout" svg:width="0.4cm" svg:height="0.4cm" svg:x="29.5cm" svg:y="18.9cm">
          <text:p text:style-name="P1"><text:span text:style-name="T10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0.4cm" svg:height="0.4cm" svg:x="19.6cm" svg:y="11cm">
          <text:p text:style-name="P1"><text:span text:style-name="T1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0.4cm" svg:height="0.4cm" svg:x="24.4cm" svg:y="13.3cm">
          <text:p text:style-name="P1"><text:span text:style-name="T1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0" draw:layer="layout" svg:width="0.4cm" svg:height="0.4cm" svg:x="16.8cm" svg:y="19.1cm">
          <text:p text:style-name="P1"><text:span text:style-name="T1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0" draw:layer="layout" svg:width="0.4cm" svg:height="0.4cm" svg:x="24cm" svg:y="19.2cm">
          <text:p text:style-name="P1"><text:span text:style-name="T1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0" draw:layer="layout" svg:width="6.799cm" svg:height="2.299cm" svg:x="28.5cm" svg:y="7.3cm" svg:viewBox="0 0 6800 2300" draw:points="0,2300 5600,2300 5600,0 6800,0">
          <text:p/>
        </draw:polyline>
        <draw:custom-shape draw:style-name="gr27" draw:text-style-name="P9" draw:layer="layout" svg:width="0.4cm" svg:height="0.4cm" svg:x="34.4cm" svg:y="7.1cm">
          <text:p text:style-name="P1"><text:span text:style-name="T1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9" draw:layer="layout" svg:width="0.4cm" svg:height="0.4cm" svg:x="29.7cm" svg:y="9.4cm">
          <text:p text:style-name="P1"><text:span text:style-name="T1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8" draw:layer="layout" svg:width="8.099cm" svg:height="4.399cm" svg:x="27.1cm" svg:y="3.6cm" svg:viewBox="0 0 8100 4400" draw:points="0,0 6300,0 6300,4400 8100,4400">
          <text:p/>
        </draw:polyline>
        <draw:custom-shape draw:style-name="gr39" draw:text-style-name="P9" draw:layer="layout" svg:width="0.4cm" svg:height="0.4cm" svg:x="34.3cm" svg:y="7.8cm">
          <text:p text:style-name="P1"><text:span text:style-name="T10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9" draw:layer="layout" svg:width="0.4cm" svg:height="0.4cm" svg:x="27.7cm" svg:y="3.4cm">
          <text:p text:style-name="P1"><text:span text:style-name="T10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41" draw:text-style-name="P1" draw:layer="layout" svg:x1="41cm" svg:y1="13.7cm" svg:x2="39.5cm" svg:y2="13.7cm">
            <text:p/>
          </draw:line>
          <draw:custom-shape draw:style-name="gr42" draw:text-style-name="P9" draw:layer="layout" svg:width="0.4cm" svg:height="0.4cm" svg:x="40.3cm" svg:y="13.5cm">
            <text:p text:style-name="P1"><text:span text:style-name="T10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1" draw:text-style-name="P1" draw:layer="layout" svg:x1="40.3cm" svg:y1="23.2cm" svg:x2="38.8cm" svg:y2="23.2cm">
            <text:p/>
          </draw:line>
          <draw:custom-shape draw:style-name="gr42" draw:text-style-name="P9" draw:layer="layout" svg:width="0.4cm" svg:height="0.4cm" svg:x="39.6cm" svg:y="23cm">
            <text:p text:style-name="P1"><text:span text:style-name="T10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1" draw:text-style-name="P1" draw:layer="layout" svg:x1="40.3cm" svg:y1="23.9cm" svg:x2="38.8cm" svg:y2="23.9cm">
            <text:p/>
          </draw:line>
          <draw:custom-shape draw:style-name="gr42" draw:text-style-name="P9" draw:layer="layout" svg:width="0.4cm" svg:height="0.4cm" svg:x="39.6cm" svg:y="23.7cm">
            <text:p text:style-name="P1"><text:span text:style-name="T10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1" draw:text-style-name="P1" draw:layer="layout" svg:x1="52.5cm" svg:y1="5.5cm" svg:x2="51cm" svg:y2="5.5cm">
            <text:p/>
          </draw:line>
          <draw:custom-shape draw:style-name="gr42" draw:text-style-name="P9" draw:layer="layout" svg:width="0.4cm" svg:height="0.4cm" svg:x="51.8cm" svg:y="5.3cm">
            <text:p text:style-name="P1"><text:span text:style-name="T10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1" draw:text-style-name="P1" draw:layer="layout" svg:x1="51.1cm" svg:y1="2.7cm" svg:x2="49.6cm" svg:y2="2.7cm">
            <text:p/>
          </draw:line>
          <draw:custom-shape draw:style-name="gr42" draw:text-style-name="P9" draw:layer="layout" svg:width="0.4cm" svg:height="0.4cm" svg:x="50.4cm" svg:y="2.5cm">
            <text:p text:style-name="P1"><text:span text:style-name="T10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1" draw:text-style-name="P1" draw:layer="layout" svg:x1="43.1cm" svg:y1="10.4cm" svg:x2="41.6cm" svg:y2="10.4cm">
            <text:p/>
          </draw:line>
          <draw:custom-shape draw:style-name="gr42" draw:text-style-name="P9" draw:layer="layout" svg:width="0.4cm" svg:height="0.4cm" svg:x="42.4cm" svg:y="10.2cm">
            <text:p text:style-name="P1"><text:span text:style-name="T10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1" draw:text-style-name="P1" draw:layer="layout" svg:x1="23.4cm" svg:y1="5.8cm" svg:x2="24.9cm" svg:y2="5.8cm">
            <text:p/>
          </draw:line>
          <draw:custom-shape draw:style-name="gr42" draw:text-style-name="P9" draw:layer="layout" svg:width="0.4cm" svg:height="0.4cm" svg:x="23.7cm" svg:y="5.6cm">
            <text:p text:style-name="P1"><text:span text:style-name="T10">!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3" draw:text-style-name="P5" draw:layer="layout" svg:width="8.871cm" svg:height="7.01cm" svg:x="47.229cm" svg:y="21.59cm">
          <draw:text-box>
            <text:p><text:span text:style-name="T12"><text:s text:c="20"/></text:span><text:span text:style-name="T13">/etc/bacula/</text:span><text:span text:style-name="T12">bacula-fd.conf <text:s text:c="12"/></text:span></text:p>
            <text:p><text:span text:style-name="T1"><text:s text:c="31"/></text:span></text:p>
            <text:p><text:span text:style-name="T14"/></text:p>
            <text:p><text:span text:style-name="T1">Director {</text:span></text:p>
            <text:p><text:span text:style-name="T1"><text:s text:c="2"/></text:span><text:span text:style-name="T1">Name = </text:span><text:span text:style-name="T15">center.domain.local-dir</text:span></text:p>
            <text:p><text:span text:style-name="T1"><text:s text:c="2"/></text:span><text:span text:style-name="T1">Password = "PassClient_01"</text:span></text:p>
            <text:p><text:span text:style-name="T1">}</text:span></text:p>
            <text:p><text:span text:style-name="T1">FileDaemon { </text:span></text:p>
            <text:p><text:span text:style-name="T1"><text:s text:c="2"/></text:span><text:span text:style-name="T1">Name = <text:s/>center.domain.local-fd</text:span></text:p>
            <text:p><text:span text:style-name="T1"><text:s text:c="2"/></text:span><text:span text:style-name="T1">FDport = 9102 </text:span></text:p>
            <text:p><text:span text:style-name="T1"><text:s text:c="2"/></text:span><text:span text:style-name="T1">WorkingDirectory = /var/lib/bacula</text:span></text:p>
            <text:p><text:span text:style-name="T1"><text:s text:c="2"/></text:span><text:span text:style-name="T1">Pid Directory = /var/run/bacula</text:span></text:p>
            <text:p><text:span text:style-name="T1"><text:s text:c="2"/></text:span><text:span text:style-name="T1">Maximum Concurrent Jobs = 20</text:span></text:p>
            <text:p><text:span text:style-name="T1"><text:s text:c="2"/></text:span><text:span text:style-name="T1">FDAddress = 192.168.1.100 <text:s/># адрес или имя клиента</text:span></text:p>
            <text:p><text:span text:style-name="T1">}</text:span></text:p>
            <text:p><text:span text:style-name="T1">Messages {</text:span></text:p>
            <text:p><text:span text:style-name="T1"><text:s text:c="2"/></text:span><text:span text:style-name="T1">Name = Standard</text:span></text:p>
            <text:p><text:span text:style-name="T1"><text:s text:c="2"/></text:span><text:span text:style-name="T1">director = center.domain.local-dir = all, !skipped, !restored</text:span></text:p>
            <text:p><text:span text:style-name="T1">}</text:span></text:p>
          </draw:text-box>
        </draw:frame>
        <draw:custom-shape draw:style-name="gr26" draw:text-style-name="P9" draw:layer="layout" svg:width="0.5cm" svg:height="0.5cm" svg:x="46.4cm" svg:y="23cm">
          <text:p text:style-name="P1"><text:span text:style-name="T1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draw:layer="layout" svg:width="0.5cm" svg:height="0.5cm" svg:x="46.4cm" svg:y="27.7cm">
          <text:p text:style-name="P1"><text:span text:style-name="T1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41" draw:text-style-name="P1" draw:layer="layout" svg:x1="53.2cm" svg:y1="20.2cm" svg:x2="51.7cm" svg:y2="20.2cm">
            <text:p/>
          </draw:line>
          <draw:custom-shape draw:style-name="gr42" draw:text-style-name="P9" draw:layer="layout" svg:width="0.4cm" svg:height="0.4cm" svg:x="52.5cm" svg:y="20cm">
            <text:p text:style-name="P1"><text:span text:style-name="T10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1" draw:text-style-name="P1" draw:layer="layout" svg:x1="41.1cm" svg:y1="6.6cm" svg:x2="39.6cm" svg:y2="6.6cm">
            <text:p/>
          </draw:line>
          <draw:custom-shape draw:style-name="gr42" draw:text-style-name="P9" draw:layer="layout" svg:width="0.4cm" svg:height="0.4cm" svg:x="40.4cm" svg:y="6.4cm">
            <text:p text:style-name="P1"><text:span text:style-name="T10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1" draw:text-style-name="P1" draw:layer="layout" svg:x1="43.8cm" svg:y1="5.4cm" svg:x2="42.3cm" svg:y2="5.4cm">
            <text:p/>
          </draw:line>
          <draw:custom-shape draw:style-name="gr42" draw:text-style-name="P9" draw:layer="layout" svg:width="0.4cm" svg:height="0.4cm" svg:x="43.1cm" svg:y="5.2cm">
            <text:p text:style-name="P1"><text:span text:style-name="T10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4" draw:text-style-name="P5" draw:layer="layout" svg:width="9.1cm" svg:height="5.25cm" svg:x="24.6cm" svg:y="17.35cm">
          <draw:text-box>
            <text:p><text:span text:style-name="T1">JobDefs {</text:span></text:p>
            <text:p><text:span text:style-name="T1"><text:s text:c="2"/></text:span><text:span text:style-name="T1">Name = "DefaultJob"</text:span></text:p>
            <text:p><text:span text:style-name="T1"><text:s text:c="2"/></text:span><text:span text:style-name="T1">Type = Backup</text:span></text:p>
            <text:p><text:span text:style-name="T1"><text:s text:c="2"/></text:span><text:span text:style-name="T1">Level = Incremental</text:span></text:p>
            <text:p><text:span text:style-name="T1"><text:s text:c="2"/></text:span><text:span text:style-name="T1">Client = center.domain.local-fd</text:span></text:p>
            <text:p><text:span text:style-name="T1"><text:s text:c="2"/></text:span><text:span text:style-name="T1">FileSet = "Full Set"</text:span></text:p>
            <text:p><text:span text:style-name="T1"><text:s text:c="2"/></text:span><text:span text:style-name="T1">Schedule = "WeeklyCycle"</text:span></text:p>
            <text:p><text:span text:style-name="T1"><text:s text:c="2"/></text:span><text:span text:style-name="T1">Storage = File</text:span></text:p>
            <text:p><text:span text:style-name="T1"><text:s text:c="2"/></text:span><text:span text:style-name="T1">Messages = Standard</text:span></text:p>
            <text:p><text:span text:style-name="T1"><text:s text:c="2"/></text:span><text:span text:style-name="T1">Pool = File</text:span></text:p>
            <text:p><text:span text:style-name="T1"><text:s text:c="2"/></text:span><text:span text:style-name="T1">Priority = 10</text:span></text:p>
            <text:p><text:span text:style-name="T1"><text:s text:c="2"/></text:span><text:span text:style-name="T1">Write Bootstrap = "/var/lib/bacula/%c.bsr"</text:span></text:p>
            <text:p><text:span text:style-name="T1">}</text:span></text:p>
          </draw:text-box>
        </draw:frame>
        <draw:frame draw:style-name="gr45" draw:text-style-name="P5" draw:layer="layout" svg:width="9.056cm" svg:height="1.73cm" svg:x="24.6cm" svg:y="23.17cm">
          <draw:text-box>
            <text:p><text:span text:style-name="T1">Job {</text:span></text:p>
            <text:p><text:span text:style-name="T1"><text:s text:c="2"/></text:span><text:span text:style-name="T1">Name = "BackupClient1"</text:span></text:p>
            <text:p><text:span text:style-name="T1"><text:s text:c="2"/></text:span><text:span text:style-name="T1">JobDefs = "DefaultJob"</text:span></text:p>
            <text:p><text:span text:style-name="T1">}</text:span></text:p>
          </draw:text-box>
        </draw:frame>
        <draw:custom-shape draw:style-name="gr36" draw:text-style-name="P10" draw:layer="layout" svg:width="0.4cm" svg:height="0.4cm" svg:x="24.3cm" svg:y="20.7cm">
          <text:p text:style-name="P1"><text:span text:style-name="T1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5" draw:layer="layout" svg:width="9.1cm" svg:height="4.082cm" svg:x="24.6cm" svg:y="25.878cm">
          <draw:text-box>
            <text:p><text:span text:style-name="T1">Job {</text:span></text:p>
            <text:p><text:span text:style-name="T1"><text:s text:c="2"/></text:span><text:span text:style-name="T1">Name = "RestoreFiles"</text:span></text:p>
            <text:p><text:span text:style-name="T1"><text:s text:c="2"/></text:span><text:span text:style-name="T1">Type = Restore</text:span></text:p>
            <text:p><text:span text:style-name="T1"><text:s text:c="2"/></text:span><text:span text:style-name="T1">Client=center.domain.local-fd</text:span></text:p>
            <text:p><text:span text:style-name="T1"><text:s text:c="2"/></text:span><text:span text:style-name="T1">FileSet="Full Set" <text:s text:c="17"/></text:span></text:p>
            <text:p><text:span text:style-name="T1"><text:s text:c="2"/></text:span><text:span text:style-name="T1">Storage = File <text:s text:c="21"/></text:span></text:p>
            <text:p><text:span text:style-name="T1"><text:s text:c="2"/></text:span><text:span text:style-name="T1">Pool = Default</text:span></text:p>
            <text:p><text:span text:style-name="T1"><text:s text:c="2"/></text:span><text:span text:style-name="T1">Messages = Standard</text:span></text:p>
            <text:p><text:span text:style-name="T1"><text:s text:c="2"/></text:span><text:span text:style-name="T1">Where = /nonexistant/path/to/file/archive/dir/bacula-restores</text:span></text:p>
            <text:p><text:span text:style-name="T1">}</text:span></text:p>
          </draw:text-box>
        </draw:frame>
        <draw:frame draw:style-name="gr47" draw:text-style-name="P5" draw:layer="layout" svg:width="8.9cm" svg:height="1.75cm" svg:x="14.4cm" svg:y="10.5cm">
          <draw:text-box>
            <text:p><text:span text:style-name="T1">Schedule {</text:span></text:p>
            <text:p><text:span text:style-name="T1"><text:s text:c="2"/></text:span><text:span text:style-name="T1">Name = "WeeklyCycleAfterBackup"</text:span></text:p>
            <text:p><text:span text:style-name="T1"><text:s text:c="2"/></text:span><text:span text:style-name="T1">Run = Full sun-sat at 23:10</text:span></text:p>
            <text:p><text:span text:style-name="T1">}</text:span></text:p>
          </draw:text-box>
        </draw:frame>
        <draw:frame draw:style-name="gr48" draw:layer="layout" svg:width="9cm" svg:height="4.05cm" svg:x="14.3cm" svg:y="18.25cm">
          <draw:text-box>
            <text:p><text:span text:style-name="T1"># File Pool definition</text:span></text:p>
            <text:p><text:span text:style-name="T1">Pool {</text:span></text:p>
            <text:p><text:span text:style-name="T1"><text:s text:c="2"/></text:span><text:span text:style-name="T1">Name = File</text:span></text:p>
            <text:p><text:span text:style-name="T1"><text:s text:c="2"/></text:span><text:span text:style-name="T1">Pool Type = Backup</text:span></text:p>
            <text:p><text:span text:style-name="T1"><text:s text:c="2"/></text:span><text:span text:style-name="T1">Recycle = yes <text:s text:c="22"/></text:span></text:p>
            <text:p><text:span text:style-name="T1"><text:s text:c="2"/></text:span><text:span text:style-name="T1">AutoPrune = yes <text:s text:c="20"/></text:span></text:p>
            <text:p><text:span text:style-name="T1"><text:s text:c="2"/></text:span><text:span text:style-name="T1">Volume Retention = 365 days <text:s text:c="7"/></text:span></text:p>
            <text:p><text:span text:style-name="T1"><text:s text:c="2"/></text:span><text:span text:style-name="T1">Maximum Volume Bytes = 50G <text:s text:c="5"/></text:span></text:p>
            <text:p><text:span text:style-name="T1"><text:s text:c="2"/></text:span><text:span text:style-name="T1">Maximum Volumes = 100 <text:s text:c="3"/></text:span></text:p>
          </draw:text-box>
        </draw:frame>
        <draw:frame draw:style-name="gr49" draw:text-style-name="P5" draw:layer="layout" svg:width="11.8cm" svg:height="2.144cm" svg:x="24.4cm" svg:y="30.506cm">
          <draw:text-box>
            <text:p><text:span text:style-name="T1">Catalog {</text:span></text:p>
            <text:p><text:span text:style-name="T1"><text:s text:c="2"/></text:span><text:span text:style-name="T1">Name = MyCatalog</text:span></text:p>
            <text:p><text:span text:style-name="T1"><text:s text:c="2"/></text:span><text:span text:style-name="T1">dbname = "bacula"; DB Address = ""; dbuser = "bacula"; dbpassword = "SQL_pass"</text:span></text:p>
            <text:p><text:span text:style-name="T1">}</text:span></text:p>
          </draw:text-box>
        </draw:frame>
        <draw:frame draw:style-name="gr50" draw:text-style-name="P5" draw:layer="layout" svg:width="9.26cm" svg:height="3.55cm" svg:x="14.24cm" svg:y="33.1cm">
          <draw:text-box>
            <text:p><text:span text:style-name="T1">FileSet {</text:span></text:p>
            <text:p><text:span text:style-name="T1"><text:s text:c="2"/></text:span><text:span text:style-name="T1">Name = "Catalog"</text:span></text:p>
            <text:p><text:span text:style-name="T1"><text:s text:c="2"/></text:span><text:span text:style-name="T1">Include {</text:span></text:p>
            <text:p><text:span text:style-name="T1"><text:s text:c="4"/></text:span><text:span text:style-name="T1">Options {</text:span></text:p>
            <text:p><text:span text:style-name="T1"><text:s text:c="6"/></text:span><text:span text:style-name="T1">signature = MD5</text:span></text:p>
            <text:p><text:span text:style-name="T1"><text:s text:c="4"/></text:span><text:span text:style-name="T1">}</text:span></text:p>
            <text:p><text:span text:style-name="T1"><text:s text:c="4"/></text:span><text:span text:style-name="T1">File = "/var/lib/bacula/bacula.sql"</text:span></text:p>
            <text:p><text:span text:style-name="T1"><text:s text:c="2"/></text:span><text:span text:style-name="T1">}</text:span></text:p>
            <text:p><text:span text:style-name="T1">}</text:span></text:p>
          </draw:text-box>
        </draw:frame>
        <draw:polyline draw:style-name="gr23" draw:layer="layout" svg:width="8.599cm" svg:height="13.999cm" svg:x="38.6cm" svg:y="5.6cm" svg:viewBox="0 0 8600 14000" draw:points="8600,0 6600,0 6600,14000 0,14000">
          <text:p/>
        </draw:polyline>
        <draw:custom-shape draw:style-name="gr32" draw:text-style-name="P10" draw:layer="layout" svg:width="0.4cm" svg:height="0.4cm" svg:x="46.4cm" svg:y="5.4cm">
          <text:p text:style-name="P1"><text:span text:style-name="T1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0.4cm" svg:height="0.4cm" svg:x="38.9cm" svg:y="19.4cm">
          <text:p text:style-name="P1"><text:span text:style-name="T1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6" draw:layer="layout" svg:width="7.899cm" svg:height="10.099cm" svg:x="27.4cm" svg:y="21.1cm" svg:viewBox="0 0 7900 10100" draw:points="7900,0 7000,0 7000,10100 0,10100">
          <text:p/>
        </draw:polyline>
        <draw:polyline draw:style-name="gr51" draw:layer="layout" svg:width="7.699cm" svg:height="20.699cm" svg:x="17.4cm" svg:y="13.1cm" svg:viewBox="0 0 7700 20700" draw:points="7700,0 6500,0 6500,20700 0,20700">
          <text:p/>
        </draw:polyline>
        <draw:custom-shape draw:style-name="gr26" draw:text-style-name="P10" draw:layer="layout" svg:width="0.4cm" svg:height="0.4cm" svg:x="34.6cm" svg:y="20.9cm">
          <text:p text:style-name="P1"><text:span text:style-name="T11">1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0" draw:layer="layout" svg:width="0.4cm" svg:height="0.4cm" svg:x="27.8cm" svg:y="31cm">
          <text:p text:style-name="P1"><text:span text:style-name="T11">1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0" draw:layer="layout" svg:width="0.4cm" svg:height="0.4cm" svg:x="17.6cm" svg:y="33.6cm">
          <text:p text:style-name="P1"><text:span text:style-name="T1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0" draw:layer="layout" svg:width="0.4cm" svg:height="0.4cm" svg:x="24.4cm" svg:y="12.9cm">
          <text:p text:style-name="P1"><text:span text:style-name="T1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53" draw:layer="layout" svg:width="7.199cm" svg:height="6.599cm" svg:x="17.9cm" svg:y="13.2cm" svg:viewBox="0 0 7200 6600" draw:points="7200,6600 3200,6600 3200,0 0,0">
          <text:p/>
        </draw:polyline>
        <draw:custom-shape draw:style-name="gr33" draw:text-style-name="P10" draw:layer="layout" svg:width="0.4cm" svg:height="0.4cm" svg:x="18.3cm" svg:y="13cm">
          <text:p text:style-name="P1"><text:span text:style-name="T11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0" draw:layer="layout" svg:width="0.4cm" svg:height="0.4cm" svg:x="24.4cm" svg:y="19.6cm">
          <text:p text:style-name="P1"><text:span text:style-name="T11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1" draw:layer="layout" svg:width="6.099cm" svg:height="8.399cm" svg:x="29.1cm" svg:y="18.9cm" svg:viewBox="0 0 6100 8400" draw:points="0,8400 4900,8400 4900,0 6100,0">
          <text:p/>
        </draw:polyline>
        <draw:custom-shape draw:style-name="gr34" draw:text-style-name="P9" draw:layer="layout" svg:width="0.4cm" svg:height="0.4cm" svg:x="29.4cm" svg:y="27.1cm">
          <text:p text:style-name="P1"><text:span text:style-name="T10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9" draw:layer="layout" svg:width="0.4cm" svg:height="0.4cm" svg:x="34.3cm" svg:y="18.7cm">
          <text:p text:style-name="P1"><text:span text:style-name="T10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4" draw:layer="layout" svg:width="7.799cm" svg:height="2.599cm" svg:x="17.2cm" svg:y="25.1cm" svg:viewBox="0 0 7800 2600" draw:points="7800,2600 6500,2600 6500,0 0,0">
          <text:p/>
        </draw:polyline>
        <draw:custom-shape draw:style-name="gr37" draw:text-style-name="P10" draw:layer="layout" svg:width="0.4cm" svg:height="0.4cm" svg:x="24.3cm" svg:y="27.5cm">
          <text:p text:style-name="P1"><text:span text:style-name="T1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0" draw:layer="layout" svg:width="0.4cm" svg:height="0.4cm" svg:x="18.2cm" svg:y="24.9cm">
          <text:p text:style-name="P1"><text:span text:style-name="T1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2" draw:layer="layout" svg:width="8.299cm" svg:height="15.399cm" svg:x="26.9cm" svg:y="12.6cm" svg:viewBox="0 0 8300 15400" draw:points="0,15400 7300,15400 7300,0 8300,0">
          <text:p/>
        </draw:polyline>
        <draw:custom-shape draw:style-name="gr33" draw:text-style-name="P9" draw:layer="layout" svg:width="0.4cm" svg:height="0.4cm" svg:x="34.4cm" svg:y="12.4cm">
          <text:p text:style-name="P1"><text:span text:style-name="T10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9" draw:layer="layout" svg:width="0.4cm" svg:height="0.4cm" svg:x="27.2cm" svg:y="27.8cm">
          <text:p text:style-name="P1"><text:span text:style-name="T10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6" draw:layer="layout" svg:width="8.099cm" svg:height="12.499cm" svg:x="16.9cm" svg:y="15.8cm" svg:viewBox="0 0 8100 12500" draw:points="8100,12500 5900,12500 5900,0 0,0">
          <text:p/>
        </draw:polyline>
        <draw:custom-shape draw:style-name="gr26" draw:text-style-name="P10" draw:layer="layout" svg:width="0.4cm" svg:height="0.4cm" svg:x="17.5cm" svg:y="15.6cm">
          <text:p text:style-name="P1"><text:span text:style-name="T11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0" draw:layer="layout" svg:width="0.4cm" svg:height="0.4cm" svg:x="24.2cm" svg:y="28.1cm">
          <text:p text:style-name="P1"><text:span text:style-name="T11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5" draw:layer="layout" svg:width="9.5cm" svg:height="4.573cm" svg:x="13.4cm" svg:y="2.5cm">
          <draw:text-box>
            <text:p><text:span text:style-name="T1">Messages {</text:span></text:p>
            <text:p><text:span text:style-name="T1"><text:s text:c="2"/></text:span><text:span text:style-name="T1">Name = Standard</text:span></text:p>
            <text:p><text:span text:style-name="T1"><text:s text:c="2"/></text:span><text:span text:style-name="T1">mailcommand = "/usr/sbin/bsmtp -h localhost -f \"\(Bacula\) \&lt;%r\&gt;\" -s \"Bacula: %t %e of %c %l\" %r"</text:span></text:p>
            <text:p><text:span text:style-name="T1"><text:s text:c="2"/></text:span><text:span text:style-name="T1">operatorcommand = "/usr/sbin/bsmtp -h localhost -f \"\(Bacula\) \&lt;%r\&gt;\" -s \"Bacula: Intervention needed for %j\" %r"</text:span></text:p>
            <text:p><text:span text:style-name="T1"><text:s text:c="2"/></text:span><text:span text:style-name="T1">mail = root = all, !skipped <text:s text:c="11"/></text:span></text:p>
            <text:p><text:span text:style-name="T1"><text:s text:c="2"/></text:span><text:span text:style-name="T1">operator = root = mount</text:span></text:p>
            <text:p><text:span text:style-name="T1"><text:s text:c="2"/></text:span><text:span text:style-name="T1">console = all, !skipped, !saved</text:span></text:p>
            <text:p><text:span text:style-name="T1"><text:s text:c="2"/></text:span><text:span text:style-name="T1">append = "/var/log/bacula/bacula.log" = all, !skipped</text:span></text:p>
            <text:p><text:span text:style-name="T1"><text:s text:c="2"/></text:span><text:span text:style-name="T1">catalog = all</text:span></text:p>
            <text:p><text:span text:style-name="T1">}</text:span></text:p>
          </draw:text-box>
        </draw:frame>
        <draw:polyline draw:style-name="gr55" draw:layer="layout" svg:width="8.699cm" svg:height="17.299cm" svg:x="16.2cm" svg:y="3.2cm" svg:viewBox="0 0 8700 17300" draw:points="8700,17300 6300,17300 6300,0 0,0">
          <text:p/>
        </draw:polyline>
        <draw:polyline draw:style-name="gr56" draw:layer="layout" svg:width="2.499cm" svg:height="14.499cm" svg:x="22.5cm" svg:y="14.2cm" svg:viewBox="0 0 2500 14500" draw:points="2400,14500 0,14500 0,0 2500,0">
          <text:p/>
        </draw:polyline>
        <draw:polyline draw:style-name="gr55" draw:layer="layout" svg:width="25.199cm" svg:height="2.299cm" svg:x="22.5cm" svg:y="25.3cm" svg:viewBox="0 0 25200 2300" draw:points="25200,2300 12100,2300 12100,0 0,0">
          <text:p/>
        </draw:polyline>
        <draw:custom-shape draw:style-name="gr57" draw:text-style-name="P10" draw:layer="layout" svg:width="0.4cm" svg:height="0.4cm" svg:x="16.4cm" svg:y="3cm">
          <text:p text:style-name="P1"><text:span text:style-name="T11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4cm" svg:height="0.4cm" svg:x="24.2cm" svg:y="14cm">
          <text:p text:style-name="P1"><text:span text:style-name="T11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4cm" svg:height="0.4cm" svg:x="24.1cm" svg:y="20.3cm">
          <text:p text:style-name="P1"><text:span text:style-name="T11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4cm" svg:height="0.4cm" svg:x="24.2cm" svg:y="28.5cm">
          <text:p text:style-name="P1"><text:span text:style-name="T11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4cm" svg:height="0.4cm" svg:x="46.9cm" svg:y="27.4cm">
          <text:p text:style-name="P1"><text:span text:style-name="T11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41" draw:text-style-name="P1" draw:layer="layout" svg:x1="20.1cm" svg:y1="11.6cm" svg:x2="18.6cm" svg:y2="11.6cm">
            <text:p/>
          </draw:line>
          <draw:custom-shape draw:style-name="gr42" draw:text-style-name="P9" draw:layer="layout" svg:width="0.4cm" svg:height="0.4cm" svg:x="19.4cm" svg:y="11.4cm">
            <text:p text:style-name="P1"><text:span text:style-name="T10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1" draw:text-style-name="P1" draw:layer="layout" svg:x1="21cm" svg:y1="13.6cm" svg:x2="19.5cm" svg:y2="13.6cm">
            <text:p/>
          </draw:line>
          <draw:custom-shape draw:style-name="gr42" draw:text-style-name="P9" draw:layer="layout" svg:width="0.4cm" svg:height="0.4cm" svg:x="20.3cm" svg:y="13.4cm">
            <text:p text:style-name="P1"><text:span text:style-name="T10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1" draw:text-style-name="P1" draw:layer="layout" svg:x1="21cm" svg:y1="14.3cm" svg:x2="19.5cm" svg:y2="14.3cm">
            <text:p/>
          </draw:line>
          <draw:custom-shape draw:style-name="gr42" draw:text-style-name="P9" draw:layer="layout" svg:width="0.4cm" svg:height="0.4cm" svg:x="20.3cm" svg:y="14.1cm">
            <text:p text:style-name="P1"><text:span text:style-name="T10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1" draw:text-style-name="P1" draw:layer="layout" svg:x1="20.4cm" svg:y1="21.1cm" svg:x2="18.9cm" svg:y2="21.1cm">
            <text:p/>
          </draw:line>
          <draw:custom-shape draw:style-name="gr42" draw:text-style-name="P9" draw:layer="layout" svg:width="0.4cm" svg:height="0.4cm" svg:x="19.7cm" svg:y="20.9cm">
            <text:p text:style-name="P1"><text:span text:style-name="T10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1" draw:text-style-name="P1" draw:layer="layout" svg:x1="19.6cm" svg:y1="21.4cm" svg:x2="18.1cm" svg:y2="21.4cm">
            <text:p/>
          </draw:line>
          <draw:custom-shape draw:style-name="gr42" draw:text-style-name="P9" draw:layer="layout" svg:width="0.4cm" svg:height="0.4cm" svg:x="18.9cm" svg:y="21.2cm">
            <text:p text:style-name="P1"><text:span text:style-name="T10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2" svg:font-family="'Lohit Hindi'"/>
    <style:font-face style:name="Cumberland AMT1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Lohit Hindi1" svg:font-family="'Lohit Hindi'" style:font-pitch="variable"/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variable"/>
    <style:font-face style:name="DejaVu Sans1" svg:font-family="'DejaVu Sans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Arrowhead_20_1" draw:display-name="Arrowhead 1" svg:viewBox="0 0 1131 2256" svg:d="m1127 2120-449-2006-9-42-25-39-38-25-38-8-43 8-38 25-25 39-9 42-449 2006v13l-4 9 9 42 25 38 38 25 42 9h903l42-9 38-25 26-38 8-42v-9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ru" fo:country="RU" style:letter-kerning="true" style:font-name-asian="Lohit Hindi1" style:font-family-asian="'Lohit Hindi'" style:font-pitch-asian="variable" style:font-size-asian="12pt" style:language-asian="hi" style:country-asian="IN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Указатель" style:family="graphic">
      <style:paragraph-properties style:text-autospace="none"/>
      <style:text-properties style:font-name-asian="Lohit Hindi2" style:font-family-asian="'Lohit Hindi'"/>
    </style:style>
    <style:style style:name="Название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Список" style:family="graphic">
      <style:paragraph-properties fo:margin-top="0cm" fo:margin-bottom="0.374cm" style:text-autospace="none"/>
      <style:text-properties style:font-name-asian="Lohit Hindi2" style:font-family-asian="'Lohit Hindi'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29T16:01:49.008682158</meta:creation-date>
    <dc:date>2014-02-06T11:23:25.856656669</dc:date>
    <meta:editing-duration>P10DT12H15M56S</meta:editing-duration>
    <meta:editing-cycles>31</meta:editing-cycles>
    <meta:generator>LibreOffice/4.1.3.2$Linux_X86_64 LibreOffice_project/410m0$Build-2</meta:generator>
    <meta:document-statistic meta:object-count="144"/>
  </office:meta>
</office:document-meta>
</file>